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43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 Version 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, C22, C26, C50, C51, C60, C61, C62, C63, C64, C65, C72, C111, C112, C114, C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KEM X5R0805 1,0U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7]*[.F7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8]*[.F8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9]*[.F9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2]*[.F12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3]*[.F13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pF</text:p>
          </table:table-cell>
          <table:table-cell office:value-type="string" calcext:value-type="string">
            <text:p>NPO-G0805 4,7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4]*[.F14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4, C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5]*[.F15]" office:value-type="currency" office:currency="EUR" office:value="0.81" calcext:value-type="currency">
            <text:p>0,8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6]*[.F16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F1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31 BCX, 2.45V 0.5% regulator</text:p>
          </table:table-cell>
          <table:table-cell office:value-type="string" calcext:value-type="string">
            <text:p>TS 431 BCX 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18]*[.F18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24, D90, D91, D92, D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9]*[.F19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0]*[.F20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F21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2]*[.F22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3]*[.F23]" office:value-type="currency" office:currency="EUR" office:value="0.375" calcext:value-type="currency">
            <text:p>0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4]*[.F24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5]*[.F25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4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4" table:formula="of:=2*[.F26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4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4" table:formula="of:=[.B31]*[.F31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4]*[.F34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5]*[.F35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6]*[.F36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7]*[.F37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61, Q62, Q90, Q91, Q92, Q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8]*[.F38]" office:value-type="currency" office:currency="EUR" office:value="0.6" calcext:value-type="currency">
            <text:p>0,6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39]*[.F39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0]*[.F40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, R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1]*[.F41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2]*[.F42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53, R66, R68, R70, R71, R121, R1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, R63, R64, R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7]*[.F47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0]*[.F50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1]*[.F51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4]*[.F5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5]*[.F55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51, R60, R61, R67, R69, R90, R91, R92, R93, R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33" calcext:value-type="currency">
            <text:p>0,3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, 0805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58]*[.F58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59]*[.F59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0]*[.F60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1]*[.F61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2]*[.F62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3]*[.F63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4]*[.F64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65]*[.F65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66]*[.F66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67]*[.F6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comparator, 1x</text:p>
          </table:table-cell>
          <table:table-cell office:value-type="string" calcext:value-type="string">
            <text:p>MCP 65R41T-2402E</text:p>
          </table:table-cell>
          <table:table-cell/>
          <table:table-cell office:value-type="currency" office:currency="EUR" office:value="0.43" calcext:value-type="currency">
            <text:p>0,43 €</text:p>
          </table:table-cell>
          <table:table-cell table:formula="of:=[.B68]*[.F68]" office:value-type="currency" office:currency="EUR" office:value="0.43" calcext:value-type="currency">
            <text:p>0,4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69]*[.F69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70]*[.F70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crystal</text:p>
          </table:table-cell>
          <table:table-cell office:value-type="string" calcext:value-type="string">
            <text:p>16,0000-HC49U-S</text:p>
          </table:table-cell>
          <table:table-cell/>
          <table:table-cell office:value-type="currency" office:currency="EUR" office:value="0.3" calcext:value-type="currency">
            <text:p>0,30 €</text:p>
          </table:table-cell>
          <table:table-cell table:formula="of:=[.B71]*[.F71]" office:value-type="currency" office:currency="EUR" office:value="0.3" calcext:value-type="currency">
            <text:p>0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2]*[.F72]" office:value-type="currency" office:currency="EUR" office:value="0.4" calcext:value-type="currency">
            <text:p>0,4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3]*[.F73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74]*[.F74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76]*[.F76]" office:value-type="currency" office:currency="EUR" office:value="8.95" calcext:value-type="currency">
            <text:p>8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77]*[.F77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78]*[.F78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79])" office:value-type="currency" office:currency="EUR" office:value="98.422" calcext:value-type="currency">
            <text:p>98,42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 style:data-style-name="N2" text:time-value="13:13:49.6608439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1-11-13T13:15:41.085891524</dc:date>
    <dc:creator>Malte Marwedel</dc:creator>
    <meta:editing-duration>PT11H2M56S</meta:editing-duration>
    <meta:editing-cycles>60</meta:editing-cycles>
    <meta:generator>LibreOffice/7.0.4.2$Linux_X86_64 LibreOffice_project/00$Build-2</meta:generator>
    <meta:document-statistic meta:table-count="1" meta:cell-count="437" meta:object-count="0"/>
  </office:meta>
</office:document-meta>
</file>